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4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ria 80 odcinek 20</text:p>
      <text:p text:style-name="P1"/>
      <text:p text:style-name="P2">Etap I</text:p>
      <text:p text:style-name="P2"/>
      <text:p text:style-name="P3">jaki kształt miał stół przy którym odbyły się negocjaje w 1989 </text:p>
      <text:p text:style-name="P3">jak piszemy wyrażenie prima aprilis <text:s text:c="8"/></text:p>
      <text:p text:style-name="P3">mama mamy to <text:s text:c="14"/></text:p>
      <text:p text:style-name="P3">kto krukowi oka nie wykole <text:s text:c="19"/></text:p>
      <text:p text:style-name="P3">jak z łaciny nazywają się przedmioty używane przez aktora podczas przedstawienia <text:s text:c="2"/>rekwizyty</text:p>
      <text:p text:style-name="P3">koralowce to rośliny czy zwierzęta <text:s text:c="63"/><text:span text:style-name="T1"><text:s/>zwierzęta</text:span></text:p>
      <text:p text:style-name="P3">jakiej narodowości był Guliwer <text:s text:c="69"/><text:span text:style-name="T1">anglik</text:span></text:p>
      <text:p text:style-name="P3">w ktorym mieście możemy zwiedzać Pałac Namiestnikowski <text:s text:c="20"/><text:span text:style-name="T1"><text:s/>Warszawa</text:span></text:p>
      <text:p text:style-name="P3">podaj wzór nadtlenku wodoru <text:s text:c="71"/><text:span text:style-name="T1">H2O2</text:span></text:p>
      <text:p text:style-name="P3">jak nazywa się rzemieślnik wyrabiający torby i paski <text:s text:c="36"/><text:span text:style-name="T1"><text:s/>Kaletnik</text:span></text:p>
      <text:p text:style-name="P3">jak nazywała się kwatera polowa Hitlera <text:s text:c="54"/><text:span text:style-name="T1">Wilczy szaniec</text:span></text:p>
      <text:p text:style-name="P3">regionem którego państwa jest Lotaryngia <text:s text:c="52"/><text:span text:style-name="T1">Francja</text:span></text:p>
      <text:p text:style-name="P3">jakie imię nosił hetman Chodkiewicz <text:s text:c="60"/><text:span text:style-name="T1">Jan Karol</text:span></text:p>
      <text:p text:style-name="P3">włoski przysmak pannacotta to deser, mięso czy napój <text:s text:c="31"/><text:span text:style-name="T1"><text:s text:c="2"/>deser</text:span></text:p>
      <text:p text:style-name="P3">terytorium którego obecnego państwa zamieszkiwali Aztekowie <text:s text:c="17"/><text:span text:style-name="T1">Meksyk</text:span></text:p>
      <text:p text:style-name="P3">jak nazywa się bokserska walka treningowa <text:s text:c="47"/><text:span text:style-name="T1"><text:s text:c="2"/>sparing </text:span></text:p>
      <text:p text:style-name="P3">człowiek sprytny jest kuty na ile nóg <text:s text:c="60"/><text:span text:style-name="T1"><text:s/>cztery</text:span></text:p>
      <text:p text:style-name="P3">Boska Komedia Dantego jest napisana prozą czy wierszem <text:s text:c="24"/><text:span text:style-name="T1"><text:s/>wierszem</text:span></text:p>
      <text:p text:style-name="P3">jakiego koloru były płaszcze noszone przez Krzyżaków <text:s text:c="29"/><text:span text:style-name="T1"><text:s/>białe</text:span></text:p>
      <text:p text:style-name="P3">jakie imię nosi najstarszy syn Elżbiety II <text:s text:c="54"/><text:span text:style-name="T1">Karol</text:span></text:p>
      <text:p text:style-name="P2"/>
      <text:p text:style-name="P2">Etap II</text:p>
      <text:p text:style-name="P2"/>
      <text:p text:style-name="P3">Papkin to postać z którego utworu Fredry <text:s text:c="51"/><text:span text:style-name="T1">Zemsta</text:span></text:p>
      <text:p text:style-name="P3">które miasto było pierwszą stolicą Polski <text:s text:c="51"/><text:span text:style-name="T1">Gniezno</text:span></text:p>
      <text:p text:style-name="P3">który z 12 apostołów powiesił się z rozpaczy <text:s text:c="46"/><text:span text:style-name="T1">Judasz</text:span></text:p>
      <text:p text:style-name="P3">jak z greki nazywa się sztuka pięknego i wyraźnego pisania <text:s text:c="22"/>k<text:span text:style-name="T1">aligrafia</text:span></text:p>
      <text:p text:style-name="P3">na której wyspie leży miasto Syrakuzy <text:s text:c="54"/><text:span text:style-name="T1"><text:s text:c="2"/>Sycylia</text:span></text:p>
      <text:p text:style-name="P3">czy hiobowa wieść to dobra wiadomość</text:p>
      <text:p text:style-name="P3">w czasie I WŚ miały miejsce dwie bitwy nad Marną, kto dwa razy przegrał <text:s text:c="2"/><text:span text:style-name="T1">Niemcy</text:span></text:p>
      <text:p text:style-name="P3">na którym uniwersytecie we Francji studiowała Maria Curie <text:s text:c="19"/><text:span text:style-name="T1">Sorbona</text:span></text:p>
      <text:p text:style-name="P3">kto napisał nowelę Nasza Szkapa <text:s text:c="61"/><text:span text:style-name="T1"><text:s/>Konopnicka</text:span></text:p>
      <text:p text:style-name="P3">jak długo trwal pierwszy lot kosmiczy Gagarina 2h, 5h czy pięć dni <text:s text:c="8"/>m<text:span text:style-name="T1">niej niż 2h</text:span></text:p>
      <text:p text:style-name="P3">w którym wieku założono filmę Gebetner i Wolf <text:s text:c="39"/></text:p>
      <text:p text:style-name="P3">jakie pokrewieństwo łączyło Zeusa i Hadesa <text:s text:c="46"/><text:span text:style-name="T1"><text:s/>bracia</text:span></text:p>
      <text:p text:style-name="P3">jak nazywa sie dyscyplina w której używa się stołu, piłeczki i rakiet <text:s text:c="9"/><text:span text:style-name="T1"><text:s/>tenis stołowy</text:span></text:p>
      <text:p text:style-name="P3">czy komediopisarz Franciszek Zabłocki żył za panowania Poniatowskiego <text:s text:c="2"/><text:span text:style-name="T1"><text:s/>TAK</text:span></text:p>
      <text:p text:style-name="P3">nad którym oceanem leży Brazylia <text:s text:c="56"/><text:span text:style-name="T1">Atlantyk</text:span></text:p>
      <text:p text:style-name="P3">jak nazywa się placek z niekwaszonego ciasta spożywany przez Żydów podczas Paschy <text:s/><text:span text:style-name="T1">maca</text:span></text:p>
      <text:p text:style-name="P3">który niemiecki polityk nosił przydomek Żelaznego kanclerza <text:s text:c="13"/><text:span text:style-name="T1"><text:s/>Bismarck</text:span></text:p>
      <text:p text:style-name="P3">denaturat jest alkoholem etylowym czy metylowym <text:s text:c="30"/><text:span text:style-name="T1">etylowy</text:span></text:p>
      <text:p text:style-name="P3"><text:soft-page-break/>przedstawicielem którego organu władzy wykonawczej jest wojewoda <text:s text:c="8"/><text:span text:style-name="T1">premiera</text:span></text:p>
      <text:p text:style-name="P3">w której części Polski leży region Kociewie północ czy południe <text:s text:c="18"/><text:span text:style-name="T1">Świecie</text:span></text:p>
      <text:p text:style-name="P3">pod jakim pseudonimem był znany Dominico Steapacopulos <text:s text:c="23"/><text:span text:style-name="T1"><text:s text:c="2"/>El Greco</text:span></text:p>
      <text:p text:style-name="P3">w którym hiszpańskim mieście znajduje się muzeum El Greco <text:s text:c="22"/>T<text:span text:style-name="T1">oledo</text:span></text:p>
      <text:p text:style-name="P3">z którego państwa pochodził konstruktor wagonów pasażerskich zwanych pulmanami</text:p>
      <text:p text:style-name="P3">gatunkami którego drzewa są łoza, rokita <text:s text:c="56"/><text:span text:style-name="T1">wierzby</text:span></text:p>
      <text:p text:style-name="P3">jak nazywa się człowiek który niedawno przyjął jakieś wyznanie <text:s text:c="17"/><text:span text:style-name="T1">neofita</text:span></text:p>
      <text:p text:style-name="P3">na ile dni prezydent może wprowadzić stan wyjątkowy <text:s text:c="34"/><text:span text:style-name="T1">90</text:span></text:p>
      <text:p text:style-name="P3">które państwa uczestniczyły w drugim rozbiorze Polski <text:s text:c="32"/><text:span text:style-name="T1">Prusy i Rosja</text:span></text:p>
      <text:p text:style-name="P3">jak nazywa się stowarzyszenie założone w 1946 zrzeszające ludzi o wysokim ilorazie inteligencji <text:s text:c="100"/><text:span text:style-name="T1"><text:s text:c="3"/>MENSA</text:span></text:p>
      <text:p text:style-name="P3">w jaki sposób Werter popełnił samobójstwo <text:s text:c="50"/><text:span text:style-name="T1"><text:s/>zastrzelił się</text:span></text:p>
      <text:p text:style-name="P3">która bogini zesłala dwa weże by zabić Heraklesa <text:s text:c="40"/><text:span text:style-name="T1"><text:s/>Hera</text:span></text:p>
      <text:p text:style-name="P3">w ktorych górach Radostowa Góra <text:s text:c="65"/></text:p>
      <text:p text:style-name="P3">galaktyki eliptyczne i spiralne, Droga Mleczna <text:s text:c="46"/><text:span text:style-name="T1"><text:s/>spiralna</text:span></text:p>
      <text:p text:style-name="P3">jak nazywa się najmniejszy pododdział piechoty, część plutonu <text:s text:c="21"/><text:span text:style-name="T1">drużyna</text:span></text:p>
      <text:p text:style-name="P3">w którym wieku żył Canaletto <text:s text:c="73"/><text:span text:style-name="T1"><text:s/>XVIII</text:span></text:p>
      <text:p text:style-name="P3">pod dnem której cieśniny przebiega kanał europejski <text:s text:c="28"/><text:span text:style-name="T1"><text:s/>cieśnina kaletańska</text:span></text:p>
      <text:p text:style-name="P3">czyją żoną była Izolda Jasnowłosa <text:s text:c="66"/><text:span text:style-name="T1"><text:s text:c="2"/>król Marek</text:span></text:p>
      <text:p text:style-name="P3">który gaz ma najniższą temp skraplania <text:s text:c="60"/><text:span text:style-name="T1"><text:s/>hel</text:span></text:p>
      <text:p text:style-name="P3">z którego państwa pochodzi pianistka Marta Arwich</text:p>
      <text:p text:style-name="P3">główna nagroda na festiwalu w Locarno to jakie zwierzę <text:s text:c="24"/><text:span text:style-name="T1"><text:s/>lampart</text:span></text:p>
      <text:p text:style-name="P3">jak nazywała się hiszpańska flota wojenna <text:s text:c="47"/><text:span text:style-name="T1"><text:s/>Wielka Armada</text:span></text:p>
      <text:p text:style-name="P3">w którym polski mieście w latach 60 powstał teatr ósmego dnia <text:s text:c="14"/><text:span text:style-name="T1">Poznań</text:span></text:p>
      <text:p text:style-name="P2"/>
      <text:p text:style-name="P2">Etap III </text:p>
      <text:p text:style-name="P2"/>
      <text:p text:style-name="P3">historia żółej ciżemki jest związana z powstaniem ołtarza w którym kościele <text:s/><text:span text:style-name="T1"><text:s/>Mariacki</text:span></text:p>
      <text:p text:style-name="P3">z którego kraju wywodziła się dynastia Wazów <text:s text:c="47"/><text:span text:style-name="T1">Szwecja</text:span></text:p>
      <text:p text:style-name="P3">jak nazywa się moskiewska warownia załozona w XII w która była rezydencją carów <text:s/><text:span text:style-name="T1">Kreml</text:span></text:p>
      <text:p text:style-name="P3">jeżeli ktoś jest szczęśliwy to jest w którym niebie</text:p>
      <text:p text:style-name="P3">podaj polską nazwę pierwiastka o nazwie ferrum <text:s text:c="41"/><text:span text:style-name="T1"><text:s text:c="2"/>żelazo</text:span></text:p>
      <text:p text:style-name="P3">czy iloczyn dwu liczb o różnych znakach jest zawsze dodatni czy ujemny <text:s text:c="2"/><text:span text:style-name="T1"><text:s/>ujemny</text:span></text:p>
      <text:p text:style-name="P3">w której europejskiej stolicy znajduje się plac Picade de Circus <text:s text:c="19"/><text:span text:style-name="T1">Londyn</text:span></text:p>
      <text:p text:style-name="P3">który dzień lipca jest amerykańskim świętem narodowym <text:s text:c="26"/><text:span text:style-name="T1"><text:s text:c="2"/>czwarty</text:span></text:p>
      <text:p text:style-name="P3">kogo w bajce Ignacego Krasickiego psy zjadły wśrod serdecznych przyjaciół <text:s text:c="2"/><text:span text:style-name="T1"><text:s/>zająca</text:span></text:p>
      <text:p text:style-name="P3">przeciw komu zostały uchwalone ustawy norymberskie <text:s text:c="29"/><text:span text:style-name="T1"><text:s text:c="2"/>Żydzi</text:span></text:p>
      <text:p text:style-name="P3">jak nazywa się historyjka obrazkowa z tekstem w dymkach <text:s text:c="25"/><text:span text:style-name="T1">komiks</text:span></text:p>
      <text:p text:style-name="P3">którą część ciała atakuje glaukoma <text:s text:c="64"/><text:span text:style-name="T1">oko</text:span></text:p>
      <text:p text:style-name="P3">czy budowę Wielkiego Muru Chińskiego rozpoczęto przed Chrystusem <text:s text:c="4"/><text:span text:style-name="T1"><text:s/>TAK</text:span></text:p>
      <text:p text:style-name="P3">jak miała na imię piękna żona Menelaosa <text:s text:c="53"/><text:span text:style-name="T1">Helena</text:span></text:p>
      <text:p text:style-name="P3">czy król Elfów to balet, pieśń, opera czy symfonia <text:s text:c="37"/><text:span text:style-name="T1"><text:s/>pieśń</text:span></text:p>
      <text:p text:style-name="P3">w którym wieku żył Ludwik Waryński <text:s text:c="57"/><text:span text:style-name="T1">XIX w</text:span></text:p>
      <text:p text:style-name="P3">czucie i wiara silniej mówi do mnie <text:s text:c="2"/>kto <text:s text:c="54"/><text:span text:style-name="T1">Mickiewicz</text:span> </text:p>
      <text:p text:style-name="P3">nad ktorym morzem leży Dunkierka <text:s text:c="60"/><text:span text:style-name="T1"><text:s/>Północne</text:span></text:p>
      <text:p text:style-name="P3">RPP jest organem NBP czy MF <text:s text:c="68"/><text:span text:style-name="T1"><text:s/>NBP</text:span></text:p>
      <text:p text:style-name="P3">który filozof napisał dzieło pt. Etyka Mikomachejska</text:p>
      <text:p text:style-name="P3"><text:soft-page-break/>ile lat żył Jan Matejko <text:s text:c="85"/><text:span text:style-name="T1"><text:s text:c="5"/>55</text:span></text:p>
      <text:p text:style-name="P3">jak nazywał się polski król który rozpoczął chrystianizację Litwy <text:s text:c="20"/><text:span text:style-name="T1"><text:s/>Jagiełło</text:span></text:p>
      <text:p text:style-name="P3">czy delfiny oddychają powietrzem atmosferycznym <text:s text:c="40"/><text:span text:style-name="T1"><text:s text:c="3"/>TAK</text:span></text:p>
      <text:p text:style-name="P3">atrofia mięśni to ich przyrost czy zanik</text:p>
      <text:p text:style-name="P3">jak z greki nazywamy sport konny, jeździectwo <text:s text:c="49"/><text:span text:style-name="T1"><text:s/>hippika</text:span></text:p>
      <text:p text:style-name="P3">nazwisko jednego z dwóch rodów których dzieje opisała Orzeszkowa w Nad Niemnem</text:p>
      <text:p text:style-name="P4">Bohatyrowicze</text:p>
      <text:p text:style-name="P3">Bangladesz to miasto czy państwo</text:p>
      <text:p text:style-name="P3">jak nazywa się psowaty, żyjący na pustyni, duże uszy <text:s text:c="36"/><text:span text:style-name="T1"><text:s text:c="2"/>fenek</text:span></text:p>
      <text:p text:style-name="P3">którym słowem pochodzącym od markiza określamy człowieka czerpiącego przyjemność z zadawania cierpień <text:s text:c="93"/><text:span text:style-name="T1">sadyzm</text:span></text:p>
      <text:p text:style-name="P3">do którego państwa nalezy półwysep Kamczatka <text:s text:c="45"/><text:span text:style-name="T1"><text:s/>Rosja</text:span></text:p>
      <text:p text:style-name="P3">jak w kościele katolickim nazywa się zebranie kardynałem pod przewodnictwem papieża</text:p>
      <text:p text:style-name="P4">konsystorz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4-08-29T20:44:25.20</meta:creation-date>
    <meta:document-statistic meta:table-count="0" meta:image-count="0" meta:object-count="0" meta:page-count="3" meta:paragraph-count="98" meta:word-count="800" meta:character-count="8415"/>
    <dc:date>2014-08-29T21:38:54.29</dc:date>
    <meta:editing-duration>PT00H09M08S</meta:editing-duration>
    <meta:editing-cycles>1</meta:editing-cycles>
    <meta:generator>OpenOffice.ux.pl/3.1$Win32 OpenOffice.org_project/310m11$Build-39399</meta:generator>
  </office:meta>
</office:document-meta>
</file>